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left"/>
    </style:style>
    <style:style style:name="Tableau1.A" style:family="table-column">
      <style:table-column-properties style:column-width="4.847cm"/>
    </style:style>
    <style:style style:name="Tableau1.B" style:family="table-column">
      <style:table-column-properties style:column-width="12.151cm"/>
    </style:style>
    <style:style style:name="Tableau1.A1" style:family="table-cell">
      <style:table-cell-properties style:vertical-align="middle" fo:padding="0.049cm" fo:border="none"/>
    </style:style>
    <style:style style:name="Tableau2" style:family="table">
      <style:table-properties style:width="16.999cm" table:align="left"/>
    </style:style>
    <style:style style:name="Tableau2.A" style:family="table-column">
      <style:table-column-properties style:column-width="4.344cm"/>
    </style:style>
    <style:style style:name="Tableau2.B" style:family="table-column">
      <style:table-column-properties style:column-width="12.654cm"/>
    </style:style>
    <style:style style:name="Tableau2.A1" style:family="table-cell">
      <style:table-cell-properties style:vertical-align="middle" fo:padding="0.049cm" fo:border="none"/>
    </style:style>
    <style:style style:name="Tableau3" style:family="table">
      <style:table-properties style:width="16.999cm" table:align="left"/>
    </style:style>
    <style:style style:name="Tableau3.A" style:family="table-column">
      <style:table-column-properties style:column-width="3.814cm"/>
    </style:style>
    <style:style style:name="Tableau3.B" style:family="table-column">
      <style:table-column-properties style:column-width="13.185cm"/>
    </style:style>
    <style:style style:name="Tableau3.A1" style:family="table-cell">
      <style:table-cell-properties style:vertical-align="middle" fo:padding="0.049cm" fo:border="none"/>
    </style:style>
    <style:style style:name="Tableau4" style:family="table">
      <style:table-properties style:width="16.999cm" table:align="left"/>
    </style:style>
    <style:style style:name="Tableau4.A" style:family="table-column">
      <style:table-column-properties style:column-width="5.329cm"/>
    </style:style>
    <style:style style:name="Tableau4.B" style:family="table-column">
      <style:table-column-properties style:column-width="11.67cm"/>
    </style:style>
    <style:style style:name="Tableau4.A1" style:family="table-cell">
      <style:table-cell-properties style:vertical-align="middle" fo:padding="0.049cm" fo:border="none"/>
    </style:style>
    <style:style style:name="Tableau5" style:family="table">
      <style:table-properties style:width="16.999cm" table:align="left"/>
    </style:style>
    <style:style style:name="Tableau5.A" style:family="table-column">
      <style:table-column-properties style:column-width="3.538cm"/>
    </style:style>
    <style:style style:name="Tableau5.B" style:family="table-column">
      <style:table-column-properties style:column-width="13.46cm"/>
    </style:style>
    <style:style style:name="Tableau5.A1" style:family="table-cell">
      <style:table-cell-properties style:vertical-align="middle" fo:padding="0.049cm" fo:border="none"/>
    </style:style>
    <style:style style:name="Tableau6" style:family="table">
      <style:table-properties style:width="16.999cm" table:align="left"/>
    </style:style>
    <style:style style:name="Tableau6.A" style:family="table-column">
      <style:table-column-properties style:column-width="4.503cm"/>
    </style:style>
    <style:style style:name="Tableau6.B" style:family="table-column">
      <style:table-column-properties style:column-width="12.495cm"/>
    </style:style>
    <style:style style:name="Tableau6.A1" style:family="table-cell">
      <style:table-cell-properties style:vertical-align="middle" fo:padding="0.049cm" fo:border="none"/>
    </style:style>
    <style:style style:name="Tableau7" style:family="table">
      <style:table-properties style:width="16.999cm" table:align="left"/>
    </style:style>
    <style:style style:name="Tableau7.A" style:family="table-column">
      <style:table-column-properties style:column-width="2.54cm"/>
    </style:style>
    <style:style style:name="Tableau7.B" style:family="table-column">
      <style:table-column-properties style:column-width="14.459cm"/>
    </style:style>
    <style:style style:name="Tableau7.A1" style:family="table-cell">
      <style:table-cell-properties style:vertical-align="middle" fo:padding="0.049cm" fo:border="none"/>
    </style:style>
    <style:style style:name="Tableau8" style:family="table">
      <style:table-properties style:width="16.999cm" table:align="left"/>
    </style:style>
    <style:style style:name="Tableau8.A" style:family="table-column">
      <style:table-column-properties style:column-width="5.011cm"/>
    </style:style>
    <style:style style:name="Tableau8.B" style:family="table-column">
      <style:table-column-properties style:column-width="11.987cm"/>
    </style:style>
    <style:style style:name="Tableau8.A1" style:family="table-cell">
      <style:table-cell-properties style:vertical-align="middle" fo:padding="0.049cm" fo:border="none"/>
    </style:style>
    <style:style style:name="Tableau9" style:family="table">
      <style:table-properties style:width="16.999cm" table:align="left"/>
    </style:style>
    <style:style style:name="Tableau9.A" style:family="table-column">
      <style:table-column-properties style:column-width="5.517cm"/>
    </style:style>
    <style:style style:name="Tableau9.B" style:family="table-column">
      <style:table-column-properties style:column-width="2.6cm"/>
    </style:style>
    <style:style style:name="Tableau9.C" style:family="table-column">
      <style:table-column-properties style:column-width="8.881cm"/>
    </style:style>
    <style:style style:name="Tableau9.A1" style:family="table-cell">
      <style:table-cell-properties style:vertical-align="middle" fo:padding="0.049cm" fo:border="none"/>
    </style:style>
    <style:style style:name="Tableau10" style:family="table">
      <style:table-properties style:width="16.999cm" table:align="left"/>
    </style:style>
    <style:style style:name="Tableau10.A" style:family="table-column">
      <style:table-column-properties style:column-width="3.835cm"/>
    </style:style>
    <style:style style:name="Tableau10.B" style:family="table-column">
      <style:table-column-properties style:column-width="13.164cm"/>
    </style:style>
    <style:style style:name="Tableau10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>
      <style:paragraph-properties fo:margin-top="0cm" fo:margin-bottom="0cm"/>
    </style:style>
    <style:style style:name="P6" style:family="paragraph" style:parent-style-name="Text_20_body">
      <style:paragraph-properties style:writing-mode="lr-tb"/>
    </style:style>
    <style:style style:name="P7" style:family="paragraph" style:parent-style-name="Table_20_Contents">
      <style:text-properties fo:font-weight="bold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section text:style-name="Sect1" text:name="870ddd104c085db7">
        <text:section text:style-name="Sect2" text:name="model-response-message-contentr_870ddd104c085db7">
          <text:h text:style-name="Heading_20_2" text:outline-level="2">Cahier des Charges - Application de Gestion de Cabinet d'Avocats</text:h>
          <text:p text:style-name="Horizontal_20_Line"/>
          <text:h text:style-name="Heading_20_2" text:outline-level="2">1. Introduction et Objectifs</text:h>
          <text:h text:style-name="Heading_20_3" text:outline-level="3">1.1. But de l'Application</text:h>
          <text:p text:style-name="Text_20_body">L'application vise à <text:span text:style-name="T1">centraliser et optimiser</text:span> la gestion quotidienne d'un cabinet d'avocats. Elle doit améliorer l'efficacité administrative, le suivi des dossiers, la facturation, et la communication interne.</text:p>
          <text:h text:style-name="Heading_20_3" text:outline-level="3">1.2. Public Cible</text:h>
          <text:list xml:id="list1489912251518811010" text:style-name="L1">
            <text:list-item>
              <text:p text:style-name="P1">Avocats et Associés</text:p>
            </text:list-item>
            <text:list-item>
              <text:p text:style-name="P1">Assistants Juridiques et Secrétariat</text:p>
            </text:list-item>
            <text:list-item>
              <text:p text:style-name="P1">Personnel Administratif</text:p>
            </text:list-item>
          </text:list>
          <text:h text:style-name="Heading_20_3" text:outline-level="3">1.3. Objectifs Qualitatifs</text:h>
          <text:list xml:id="list3459020175768966133" text:style-name="L2">
            <text:list-item>
              <text:p text:style-name="P2"><text:span text:style-name="T1">Sécurité et Confidentialité</text:span> des données clients et dossiers (conforme RGPD/lois locales).</text:p>
            </text:list-item>
            <text:list-item>
              <text:p text:style-name="P2"><text:span text:style-name="T1">Ergonomie</text:span> et facilité d'utilisation.</text:p>
            </text:list-item>
            <text:list-item>
              <text:p text:style-name="P2"><text:span text:style-name="T1">Accessibilité</text:span> (via web et/ou mobile).</text:p>
            </text:list-item>
            <text:list-item>
              <text:p text:style-name="P2"><text:span text:style-name="T1">Fiabilité</text:span> et performance.</text:p>
            </text:list-item>
          </text:list>
          <text:p text:style-name="Horizontal_20_Line"/>
          <text:h text:style-name="Heading_20_2" text:outline-level="2">2. Fonctionnalités Principales (Couverture Fonctionnelle)</text:h>
          <text:p text:style-name="Text_20_body">Le cahier des charges s'articule autour des modules clés suivants :</text:p>
          <text:h text:style-name="Heading_20_3" text:outline-level="3">2.1. Module Gestion des Clients et Contacts (CRM)</text:h>
          <table:table table:name="Tableau1" table:style-name="Tableau1">
            <table:table-column table:style-name="Tableau1.A"/>
            <table:table-column table:style-name="Tableau1.B"/>
            <table:table-header-rows>
              <table:table-row>
                <table:table-cell table:style-name="Tableau1.A1" office:value-type="string">
                  <text:p text:style-name="Table_20_Contents">Fonctionnalité</text:p>
                </table:table-cell>
                <table:table-cell table:style-name="Tableau1.A1" office:value-type="string">
                  <text:p text:style-name="Table_20_Contents">Description</text:p>
                </table:table-cell>
              </table:table-row>
            </table:table-header-rows>
            <table:table-row>
              <table:table-cell table:style-name="Tableau1.A1" office:value-type="string">
                <text:p text:style-name="P7">Création/Modification Client</text:p>
              </table:table-cell>
              <table:table-cell table:style-name="Tableau1.A1" office:value-type="string">
                <text:p text:style-name="Table_20_Contents">Fiche client complète (coordonnées, statut, type d'entité, historique).</text:p>
              </table:table-cell>
            </table:table-row>
            <table:table-row>
              <table:table-cell table:style-name="Tableau1.A1" office:value-type="string">
                <text:p text:style-name="P7">Gestion des Contacts Associés</text:p>
              </table:table-cell>
              <table:table-cell table:style-name="Tableau1.A1" office:value-type="string">
                <text:p text:style-name="Table_20_Contents">Ajout des parties adverses, juges, experts, correspondants (liés à un ou plusieurs dossiers).</text:p>
              </table:table-cell>
            </table:table-row>
            <table:table-row>
              <table:table-cell table:style-name="Tableau1.A1" office:value-type="string">
                <text:p text:style-name="P7">Recherche Avancée</text:p>
              </table:table-cell>
              <table:table-cell table:style-name="Tableau1.A1" office:value-type="string">
                <text:p text:style-name="Table_20_Contents">Recherche par nom, référence de dossier, ville, numéro de téléphone, etc.</text:p>
              </table:table-cell>
            </table:table-row>
            <table:table-row>
              <table:table-cell table:style-name="Tableau1.A1" office:value-type="string">
                <text:p text:style-name="P7">Historique des Échanges</text:p>
              </table:table-cell>
              <table:table-cell table:style-name="Tableau1.A1" office:value-type="string">
                <text:p text:style-name="Table_20_Contents">Journalisation des appels, emails, et courriers pour chaque client.</text:p>
              </table:table-cell>
            </table:table-row>
          </table:table>
          <text:p text:style-name="P5">Exporter vers Sheets</text:p>
          <text:p text:style-name="Horizontal_20_Line"/>
          <text:h text:style-name="Heading_20_3" text:outline-level="3"><text:soft-page-break/>2.2. Module Gestion des Dossiers/Affaires</text:h>
          <table:table table:name="Tableau2" table:style-name="Tableau2">
            <table:table-column table:style-name="Tableau2.A"/>
            <table:table-column table:style-name="Tableau2.B"/>
            <table:table-header-rows>
              <table:table-row>
                <table:table-cell table:style-name="Tableau2.A1" office:value-type="string">
                  <text:p text:style-name="Table_20_Contents">Fonctionnalité</text:p>
                </table:table-cell>
                <table:table-cell table:style-name="Tableau2.A1" office:value-type="string">
                  <text:p text:style-name="Table_20_Contents">Description</text:p>
                </table:table-cell>
              </table:table-row>
            </table:table-header-rows>
            <table:table-row>
              <table:table-cell table:style-name="Tableau2.A1" office:value-type="string">
                <text:p text:style-name="P7">Création et Suivi des Dossiers</text:p>
              </table:table-cell>
              <table:table-cell table:style-name="Tableau2.A1" office:value-type="string">
                <text:p text:style-name="Table_20_Contents">Numéro de référence unique, type d'affaire (pénal, civil, etc.), avocat responsable, statut (ouvert, en cours, clos), parties impliquées.</text:p>
              </table:table-cell>
            </table:table-row>
            <table:table-row>
              <table:table-cell table:style-name="Tableau2.A1" office:value-type="string">
                <text:p text:style-name="P7">Gestion des Échéances et Délais</text:p>
              </table:table-cell>
              <table:table-cell table:style-name="Tableau2.A1" office:value-type="string">
                <text:p text:style-name="Table_20_Contents">Saisie des <text:span text:style-name="T1">dates clés</text:span> (audiences, conclusions, délais de prescription) avec un système d'alertes intégré.</text:p>
              </table:table-cell>
            </table:table-row>
            <table:table-row>
              <table:table-cell table:style-name="Tableau2.A1" office:value-type="string">
                <text:p text:style-name="P7">Partage et Permissions</text:p>
              </table:table-cell>
              <table:table-cell table:style-name="Tableau2.A1" office:value-type="string">
                <text:p text:style-name="Table_20_Contents">Définition des droits d'accès pour les avocats et assistants.</text:p>
              </table:table-cell>
            </table:table-row>
            <table:table-row>
              <table:table-cell table:style-name="Tableau2.A1" office:value-type="string">
                <text:p text:style-name="P7">Archivage et Clôture</text:p>
              </table:table-cell>
              <table:table-cell table:style-name="Tableau2.A1" office:value-type="string">
                <text:p text:style-name="Table_20_Contents">Procédure de clôture avec archivage sécurisé et possibilité de réouverture.</text:p>
              </table:table-cell>
            </table:table-row>
          </table:table>
          <text:p text:style-name="P5">Exporter vers Sheets</text:p>
          <text:p text:style-name="Horizontal_20_Line"/>
          <text:h text:style-name="Heading_20_3" text:outline-level="3">2.3. Module Gestion Documentaire (GED)</text:h>
          <table:table table:name="Tableau3" table:style-name="Tableau3">
            <table:table-column table:style-name="Tableau3.A"/>
            <table:table-column table:style-name="Tableau3.B"/>
            <table:table-header-rows>
              <table:table-row>
                <table:table-cell table:style-name="Tableau3.A1" office:value-type="string">
                  <text:p text:style-name="Table_20_Contents">Fonctionnalité</text:p>
                </table:table-cell>
                <table:table-cell table:style-name="Tableau3.A1" office:value-type="string">
                  <text:p text:style-name="Table_20_Contents">Description</text:p>
                </table:table-cell>
              </table:table-row>
            </table:table-header-rows>
            <table:table-row>
              <table:table-cell table:style-name="Tableau3.A1" office:value-type="string">
                <text:p text:style-name="P7">Stockage Sécurisé</text:p>
              </table:table-cell>
              <table:table-cell table:style-name="Tableau3.A1" office:value-type="string">
                <text:p text:style-name="Table_20_Contents">Téléchargement et stockage de tous types de documents (PDF, Word, images) liés à un dossier ou un client.</text:p>
              </table:table-cell>
            </table:table-row>
            <table:table-row>
              <table:table-cell table:style-name="Tableau3.A1" office:value-type="string">
                <text:p text:style-name="P7">Classification</text:p>
              </table:table-cell>
              <table:table-cell table:style-name="Tableau3.A1" office:value-type="string">
                <text:p text:style-name="Table_20_Contents">Organisation des documents par catégories (Pièces, Conclusions, Jugements, Correspondance).</text:p>
              </table:table-cell>
            </table:table-row>
            <table:table-row>
              <table:table-cell table:style-name="Tableau3.A1" office:value-type="string">
                <text:p text:style-name="P7">Versionning</text:p>
              </table:table-cell>
              <table:table-cell table:style-name="Tableau3.A1" office:value-type="string">
                <text:p text:style-name="Table_20_Contents">Suivi des modifications et historique des versions des documents.</text:p>
              </table:table-cell>
            </table:table-row>
            <table:table-row>
              <table:table-cell table:style-name="Tableau3.A1" office:value-type="string">
                <text:p text:style-name="P7">Modèles de Documents</text:p>
              </table:table-cell>
              <table:table-cell table:style-name="Tableau3.A1" office:value-type="string">
                <text:p text:style-name="Table_20_Contents">Création et utilisation de modèles de documents préremplis (lettres types, factures, conclusions).</text:p>
              </table:table-cell>
            </table:table-row>
          </table:table>
          <text:p text:style-name="P5">Exporter vers Sheets</text:p>
          <text:p text:style-name="Horizontal_20_Line"/>
          <text:h text:style-name="Heading_20_3" text:outline-level="3">2.4. Module Gestion du Temps et des Activités</text:h>
          <table:table table:name="Tableau4" table:style-name="Tableau4">
            <table:table-column table:style-name="Tableau4.A"/>
            <table:table-column table:style-name="Tableau4.B"/>
            <table:table-header-rows>
              <table:table-row>
                <table:table-cell table:style-name="Tableau4.A1" office:value-type="string">
                  <text:p text:style-name="Table_20_Contents">Fonctionnalité</text:p>
                </table:table-cell>
                <table:table-cell table:style-name="Tableau4.A1" office:value-type="string">
                  <text:p text:style-name="Table_20_Contents">Description</text:p>
                </table:table-cell>
              </table:table-row>
            </table:table-header-rows>
            <table:table-row>
              <table:table-cell table:style-name="Tableau4.A1" office:value-type="string">
                <text:p text:style-name="P7">Saisie des Prestations (Time-Sheet)</text:p>
              </table:table-cell>
              <table:table-cell table:style-name="Tableau4.A1" office:value-type="string">
                <text:p text:style-name="Table_20_Contents">Enregistrement du temps passé par dossier et par type d'activité (recherche, audience, rédaction, déplacement).</text:p>
              </table:table-cell>
            </table:table-row>
            <table:table-row>
              <table:table-cell table:style-name="Tableau4.A1" office:value-type="string">
                <text:p text:style-name="P7">Chronotachygraphe (Timer)</text:p>
              </table:table-cell>
              <table:table-cell table:style-name="Tableau4.A1" office:value-type="string">
                <text:p text:style-name="Table_20_Contents">Outil de démarrage/arrêt pour un enregistrement précis du temps de travail.</text:p>
              </table:table-cell>
            </table:table-row>
            <table:table-row>
              <table:table-cell table:style-name="Tableau4.A1" office:value-type="string">
                <text:p text:style-name="P7">Validation des Prestations</text:p>
              </table:table-cell>
              <table:table-cell table:style-name="Tableau4.A1" office:value-type="string">
                <text:p text:style-name="Table_20_Contents">Processus de validation par l'avocat responsable avant la facturation.</text:p>
              </table:table-cell>
            </table:table-row>
          </table:table>
          <text:p text:style-name="P5">Exporter vers Sheets</text:p>
          <text:p text:style-name="Horizontal_20_Line"/>
          <text:h text:style-name="Heading_20_3" text:outline-level="3">2.5. Module Facturation et Comptabilité</text:h>
          <table:table table:name="Tableau5" table:style-name="Tableau5">
            <table:table-column table:style-name="Tableau5.A"/>
            <table:table-column table:style-name="Tableau5.B"/>
            <table:table-header-rows>
              <table:table-row>
                <table:table-cell table:style-name="Tableau5.A1" office:value-type="string">
                  <text:p text:style-name="Table_20_Contents">Fonctionnalité</text:p>
                </table:table-cell>
                <table:table-cell table:style-name="Tableau5.A1" office:value-type="string">
                  <text:p text:style-name="Table_20_Contents">Description</text:p>
                </table:table-cell>
              </table:table-row>
            </table:table-header-rows>
            <table:table-row>
              <table:table-cell table:style-name="Tableau5.A1" office:value-type="string">
                <text:p text:style-name="P7">Calcul des Honoraires</text:p>
              </table:table-cell>
              <table:table-cell table:style-name="Tableau5.A1" office:value-type="string">
                <text:p text:style-name="Table_20_Contents">Prise en charge de différents modes de facturation : au temps passé, forfaitaire, au résultat (<text:span text:style-name="T2">success fee</text:span>), ou mixtes.</text:p>
              </table:table-cell>
            </table:table-row>
            <table:table-row>
              <table:table-cell table:style-name="Tableau5.A1" office:value-type="string">
                <text:p text:style-name="P7">Génération de Factures</text:p>
              </table:table-cell>
              <table:table-cell table:style-name="Tableau5.A1" office:value-type="string">
                <text:p text:style-name="Table_20_Contents">Création automatique de factures basées sur les prestations saisies et les conventions d'honoraires. Personnalisation (logo, mentions légales).</text:p>
              </table:table-cell>
            </table:table-row>
            <table:table-row>
              <table:table-cell table:style-name="Tableau5.A1" office:value-type="string">
                <text:p text:style-name="P7">Suivi des Paiements</text:p>
              </table:table-cell>
              <table:table-cell table:style-name="Tableau5.A1" office:value-type="string">
                <text:p text:style-name="Table_20_Contents">Enregistrement des paiements, gestion des soldes dus, et alertes pour les impayés.</text:p>
              </table:table-cell>
            </table:table-row>
            <table:table-row>
              <table:table-cell table:style-name="Tableau5.A1" office:value-type="string">
                <text:p text:style-name="P7">Export Comptable</text:p>
              </table:table-cell>
              <table:table-cell table:style-name="Tableau5.A1" office:value-type="string">
                <text:p text:style-name="Table_20_Contents">Export des données de facturation (journaux de vente) vers un format compatible avec les logiciels comptables (ex: CSV, formats spécifiques).</text:p>
              </table:table-cell>
            </table:table-row>
          </table:table>
          <text:p text:style-name="P5">Exporter vers Sheets</text:p>
          <text:p text:style-name="Horizontal_20_Line"><text:soft-page-break/></text:p>
          <text:h text:style-name="Heading_20_3" text:outline-level="3">2.6. Module Agenda et Alertes</text:h>
          <table:table table:name="Tableau6" table:style-name="Tableau6">
            <table:table-column table:style-name="Tableau6.A"/>
            <table:table-column table:style-name="Tableau6.B"/>
            <table:table-header-rows>
              <table:table-row>
                <table:table-cell table:style-name="Tableau6.A1" office:value-type="string">
                  <text:p text:style-name="Table_20_Contents">Fonctionnalité</text:p>
                </table:table-cell>
                <table:table-cell table:style-name="Tableau6.A1" office:value-type="string">
                  <text:p text:style-name="Table_20_Contents">Description</text:p>
                </table:table-cell>
              </table:table-row>
            </table:table-header-rows>
            <table:table-row>
              <table:table-cell table:style-name="Tableau6.A1" office:value-type="string">
                <text:p text:style-name="P7">Agenda Multi-Utilisateur</text:p>
              </table:table-cell>
              <table:table-cell table:style-name="Tableau6.A1" office:value-type="string">
                <text:p text:style-name="Table_20_Contents">Vue individuelle et collective des rendez-vous, audiences, et réunions.</text:p>
              </table:table-cell>
            </table:table-row>
            <table:table-row>
              <table:table-cell table:style-name="Tableau6.A1" office:value-type="string">
                <text:p text:style-name="P7">Synchronisation</text:p>
              </table:table-cell>
              <table:table-cell table:style-name="Tableau6.A1" office:value-type="string">
                <text:p text:style-name="Table_20_Contents">Possibilité de synchronisation avec des agendas externes (Google Agenda, Outlook).</text:p>
              </table:table-cell>
            </table:table-row>
            <table:table-row>
              <table:table-cell table:style-name="Tableau6.A1" office:value-type="string">
                <text:p text:style-name="P7">Gestion des Tâches</text:p>
              </table:table-cell>
              <table:table-cell table:style-name="Tableau6.A1" office:value-type="string">
                <text:p text:style-name="Table_20_Contents">Création de listes de tâches personnelles et par dossier, avec attribution et suivi.</text:p>
              </table:table-cell>
            </table:table-row>
            <table:table-row>
              <table:table-cell table:style-name="Tableau6.A1" office:value-type="string">
                <text:p text:style-name="P7">Rappels Automatiques</text:p>
              </table:table-cell>
              <table:table-cell table:style-name="Tableau6.A1" office:value-type="string">
                <text:p text:style-name="Table_20_Contents">Notifications push et/ou email pour les échéances critiques et les rendez-vous.</text:p>
              </table:table-cell>
            </table:table-row>
          </table:table>
          <text:p text:style-name="P5">Exporter vers Sheets</text:p>
          <text:p text:style-name="Horizontal_20_Line"/>
          <text:h text:style-name="Heading_20_2" text:outline-level="2">3. Aspects Techniques et Sécurité</text:h>
          <table:table table:name="Tableau7" table:style-name="Tableau7">
            <table:table-column table:style-name="Tableau7.A"/>
            <table:table-column table:style-name="Tableau7.B"/>
            <table:table-header-rows>
              <table:table-row>
                <table:table-cell table:style-name="Tableau7.A1" office:value-type="string">
                  <text:p text:style-name="Table_20_Contents">Catégorie</text:p>
                </table:table-cell>
                <table:table-cell table:style-name="Tableau7.A1" office:value-type="string">
                  <text:p text:style-name="Table_20_Contents">Exigences Clés</text:p>
                </table:table-cell>
              </table:table-row>
            </table:table-header-rows>
            <table:table-row>
              <table:table-cell table:style-name="Tableau7.A1" office:value-type="string">
                <text:p text:style-name="P7">Architecture</text:p>
              </table:table-cell>
              <table:table-cell table:style-name="Tableau7.A1" office:value-type="string">
                <text:p text:style-name="Table_20_Contents">Solution <text:span text:style-name="T1">SaaS</text:span> (Cloud) ou <text:span text:style-name="T1">On-Premise</text:span> (sur serveur interne).</text:p>
              </table:table-cell>
            </table:table-row>
            <table:table-row>
              <table:table-cell table:style-name="Tableau7.A1" office:value-type="string">
                <text:p text:style-name="P7">Technologies</text:p>
              </table:table-cell>
              <table:table-cell table:style-name="Tableau7.A1" office:value-type="string">
                <text:p text:style-name="Table_20_Contents">(À spécifier : Langages de programmation, base de données, frameworks).</text:p>
              </table:table-cell>
            </table:table-row>
            <table:table-row>
              <table:table-cell table:style-name="Tableau7.A1" office:value-type="string">
                <text:p text:style-name="P7">Sécurité</text:p>
              </table:table-cell>
              <table:table-cell table:style-name="Tableau7.A1" office:value-type="string">
                <text:p text:style-name="Table_20_Contents">Chiffrement des données (au repos et en transit), authentification forte (MFA/2FA), conformité <text:span text:style-name="T1">RGPD</text:span>.</text:p>
              </table:table-cell>
            </table:table-row>
            <table:table-row>
              <table:table-cell table:style-name="Tableau7.A1" office:value-type="string">
                <text:p text:style-name="P7">Sauvegarde</text:p>
              </table:table-cell>
              <table:table-cell table:style-name="Tableau7.A1" office:value-type="string">
                <text:p text:style-name="Table_20_Contents">Stratégie de sauvegarde et de restauration des données (quotidienne, externalisée).</text:p>
              </table:table-cell>
            </table:table-row>
            <table:table-row>
              <table:table-cell table:style-name="Tableau7.A1" office:value-type="string">
                <text:p text:style-name="P7">Intégrations</text:p>
              </table:table-cell>
              <table:table-cell table:style-name="Tableau7.A1" office:value-type="string">
                <text:p text:style-name="Table_20_Contents">API pour intégration avec des outils tiers (téléphonie, messagerie, outils de recherche juridique).</text:p>
              </table:table-cell>
            </table:table-row>
          </table:table>
          <text:p text:style-name="P5">Exporter vers Sheets</text:p>
          <text:p text:style-name="Horizontal_20_Line"/>
          <text:h text:style-name="Heading_20_2" text:outline-level="2">4. Administration et Utilisateurs</text:h>
          <table:table table:name="Tableau8" table:style-name="Tableau8">
            <table:table-column table:style-name="Tableau8.A"/>
            <table:table-column table:style-name="Tableau8.B"/>
            <table:table-header-rows>
              <table:table-row>
                <table:table-cell table:style-name="Tableau8.A1" office:value-type="string">
                  <text:p text:style-name="Table_20_Contents">Fonctionnalité</text:p>
                </table:table-cell>
                <table:table-cell table:style-name="Tableau8.A1" office:value-type="string">
                  <text:p text:style-name="Table_20_Contents">Description</text:p>
                </table:table-cell>
              </table:table-row>
            </table:table-header-rows>
            <table:table-row>
              <table:table-cell table:style-name="Tableau8.A1" office:value-type="string">
                <text:p text:style-name="P7">Gestion des Utilisateurs</text:p>
              </table:table-cell>
              <table:table-cell table:style-name="Tableau8.A1" office:value-type="string">
                <text:p text:style-name="Table_20_Contents">Création, modification, et suppression de comptes utilisateurs.</text:p>
              </table:table-cell>
            </table:table-row>
            <table:table-row>
              <table:table-cell table:style-name="Tableau8.A1" office:value-type="string">
                <text:p text:style-name="P7">Gestion des Rôles et Permissions</text:p>
              </table:table-cell>
              <table:table-cell table:style-name="Tableau8.A1" office:value-type="string">
                <text:p text:style-name="Table_20_Contents">Définition précise des droits (ex: un assistant ne peut pas valider une facture).</text:p>
              </table:table-cell>
            </table:table-row>
            <table:table-row>
              <table:table-cell table:style-name="Tableau8.A1" office:value-type="string">
                <text:p text:style-name="P7">Tableau de Bord (Dashboard)</text:p>
              </table:table-cell>
              <table:table-cell table:style-name="Tableau8.A1" office:value-type="string">
                <text:p text:style-name="Table_20_Contents">Vue synthétique des indicateurs clés (CA en cours, nombre de dossiers ouverts, tâches urgentes).</text:p>
              </table:table-cell>
            </table:table-row>
            <table:table-row>
              <table:table-cell table:style-name="Tableau8.A1" office:value-type="string">
                <text:p text:style-name="P7">Rapports Personnalisés</text:p>
              </table:table-cell>
              <table:table-cell table:style-name="Tableau8.A1" office:value-type="string">
                <text:p text:style-name="Table_20_Contents">Génération de rapports sur l'activité (productivité par avocat, rentabilité par type de dossier).</text:p>
              </table:table-cell>
            </table:table-row>
          </table:table>
          <text:p text:style-name="P5">Exporter vers Sheets</text:p>
          <text:p text:style-name="Horizontal_20_Line"/>
          <text:h text:style-name="Heading_20_2" text:outline-level="2">5. Critères de Réussite et Validation</text:h>
          <text:list xml:id="list8024142857772487264" text:style-name="L3">
            <text:list-item>
              <text:p text:style-name="P3"><text:span text:style-name="T1">Acceptation Utilisateur</text:span> : Taux d'utilisation &gt; X% après 3 mois de déploiement.</text:p>
            </text:list-item>
            <text:list-item>
              <text:p text:style-name="P3"><text:span text:style-name="T1">Performance</text:span> : Temps de chargement des pages &lt; Y secondes.</text:p>
            </text:list-item>
            <text:list-item>
              <text:p text:style-name="P3"><text:span text:style-name="T1">Conformité Fonctionnelle</text:span> : 100% des fonctionnalités critiques testées et validées (ex: <text:soft-page-break/>Facturation sans erreur).</text:p>
            </text:list-item>
          </text:list>
          <text:p text:style-name="Horizontal_20_Line"/>
          <text:h text:style-name="Heading_20_2" text:outline-level="2">6. Planning Prévisionnel (Exemple)</text:h>
          <table:table table:name="Tableau9" table:style-name="Tableau9">
            <table:table-column table:style-name="Tableau9.A"/>
            <table:table-column table:style-name="Tableau9.B"/>
            <table:table-column table:style-name="Tableau9.C"/>
            <table:table-header-rows>
              <table:table-row>
                <table:table-cell table:style-name="Tableau9.A1" office:value-type="string">
                  <text:p text:style-name="Table_20_Contents">Phase</text:p>
                </table:table-cell>
                <table:table-cell table:style-name="Tableau9.A1" office:value-type="string">
                  <text:p text:style-name="Table_20_Contents">Durée Estimée</text:p>
                </table:table-cell>
                <table:table-cell table:style-name="Tableau9.A1" office:value-type="string">
                  <text:p text:style-name="Table_20_Contents">Livrables</text:p>
                </table:table-cell>
              </table:table-row>
            </table:table-header-rows>
            <table:table-row>
              <table:table-cell table:style-name="Tableau9.A1" office:value-type="string">
                <text:p text:style-name="P7">Phase 1 : Conception Détaillée</text:p>
              </table:table-cell>
              <table:table-cell table:style-name="Tableau9.A1" office:value-type="string">
                <text:p text:style-name="Table_20_Contents">4 semaines</text:p>
              </table:table-cell>
              <table:table-cell table:style-name="Tableau9.A1" office:value-type="string">
                <text:p text:style-name="Table_20_Contents">Wireframes, Spécifications Techniques Détaillées.</text:p>
              </table:table-cell>
            </table:table-row>
            <table:table-row>
              <table:table-cell table:style-name="Tableau9.A1" office:value-type="string">
                <text:p text:style-name="P7">Phase 2 : Développement</text:p>
              </table:table-cell>
              <table:table-cell table:style-name="Tableau9.A1" office:value-type="string">
                <text:p text:style-name="Table_20_Contents">12 semaines</text:p>
              </table:table-cell>
              <table:table-cell table:style-name="Tableau9.A1" office:value-type="string">
                <text:p text:style-name="Table_20_Contents">Version Bêta fonctionnelle.</text:p>
              </table:table-cell>
            </table:table-row>
            <table:table-row>
              <table:table-cell table:style-name="Tableau9.A1" office:value-type="string">
                <text:p text:style-name="P7">Phase 3 : Tests et Recette</text:p>
              </table:table-cell>
              <table:table-cell table:style-name="Tableau9.A1" office:value-type="string">
                <text:p text:style-name="Table_20_Contents">4 semaines</text:p>
              </table:table-cell>
              <table:table-cell table:style-name="Tableau9.A1" office:value-type="string">
                <text:p text:style-name="Table_20_Contents">Correction de bugs, Validation par les utilisateurs clés.</text:p>
              </table:table-cell>
            </table:table-row>
            <table:table-row>
              <table:table-cell table:style-name="Tableau9.A1" office:value-type="string">
                <text:p text:style-name="P7">Phase 4 : Déploiement</text:p>
              </table:table-cell>
              <table:table-cell table:style-name="Tableau9.A1" office:value-type="string">
                <text:p text:style-name="Table_20_Contents">1 semaine</text:p>
              </table:table-cell>
              <table:table-cell table:style-name="Tableau9.A1" office:value-type="string">
                <text:p text:style-name="Table_20_Contents">Mise en production, Formation.</text:p>
              </table:table-cell>
            </table:table-row>
          </table:table>
          <text:p text:style-name="Text_20_body">Exporter vers Sheets</text:p>
          <text:h text:style-name="Heading_20_3" text:outline-level="3">Prochaine Étape :</text:h>
          <text:p text:style-name="Text_20_body">Il est essentiel de <text:span text:style-name="T1">prioriser</text:span> ces fonctionnalités pour définir un <text:span text:style-name="T1">MVP (Minimum Viable Product)</text:span> si le budget ou le temps sont limités. Quelles sont les <text:span text:style-name="T1">trois fonctionnalités les plus critiques</text:span> pour votre cabinet ?</text:p>
        </text:section>
      </text:section>
      <text:section text:style-name="Sect1" text:name="ec28f36a87328eb8">
        <text:p text:style-name="Standard"/>
        <text:section text:style-name="Sect1" text:name="user-query-content-1">
          <text:p text:style-name="P6">ajoute moi un module AML a la specification </text:p>
        </text:section>
        <text:section text:style-name="Sect2" text:name="model-response-message-contentr_ec28f36a87328eb8">
          <text:p text:style-name="Text_20_body">Absolument. C'est une excellente idée, car la conformité en matière de <text:span text:style-name="T1">Lutte contre le Blanchiment d'Argent et le Financement du Terrorisme (LCB/FT)</text:span>, souvent désignée par l'acronyme <text:span text:style-name="T1">AML</text:span> (Anti-Money Laundering), est une obligation légale cruciale pour les cabinets d'avocats dans de nombreuses juridictions.</text:p>
          <text:p text:style-name="Text_20_body">Voici l'ajout du <text:span text:style-name="T1">Module de Conformité AML/LCB-FT</text:span> à la spécification de votre cahier des charges :</text:p>
          <text:p text:style-name="Horizontal_20_Line"/>
          <text:h text:style-name="Heading_20_2" text:outline-level="2">2.7. Module de Conformité AML/LCB-FT (Anti-Money Laundering)</text:h>
          <text:p text:style-name="Text_20_body">Ce module est essentiel pour aider le cabinet à respecter les obligations légales de <text:span text:style-name="T1">Vigilance</text:span> (Due Diligence) et de <text:span text:style-name="T1">Déclaration de soupçon</text:span>.</text:p>
          <table:table table:name="Tableau10" table:style-name="Tableau10">
            <table:table-column table:style-name="Tableau10.A"/>
            <table:table-column table:style-name="Tableau10.B"/>
            <table:table-header-rows>
              <table:table-row>
                <table:table-cell table:style-name="Tableau10.A1" office:value-type="string">
                  <text:p text:style-name="Table_20_Contents">Fonctionnalité</text:p>
                </table:table-cell>
                <table:table-cell table:style-name="Tableau10.A1" office:value-type="string">
                  <text:p text:style-name="Table_20_Contents">Description Détaillée</text:p>
                </table:table-cell>
              </table:table-row>
            </table:table-header-rows>
            <table:table-row>
              <table:table-cell table:style-name="Tableau10.A1" office:value-type="string">
                <text:p text:style-name="P7">Identification et Vérification (KYC)</text:p>
              </table:table-cell>
              <table:table-cell table:style-name="Tableau10.A1" office:value-type="string">
                <text:p text:style-name="Table_20_Contents">Système pour enregistrer, stocker et valider les pièces d'identité des clients (personnes physiques et morales). Doit inclure la vérification des bénéficiaires effectifs pour les entités.</text:p>
              </table:table-cell>
            </table:table-row>
            <table:table-row>
              <table:table-cell table:style-name="Tableau10.A1" office:value-type="string">
                <text:p text:style-name="P7">Évaluation des Risques Client</text:p>
              </table:table-cell>
              <table:table-cell table:style-name="Tableau10.A1" office:value-type="string">
                <text:p text:style-name="Table_20_Contents">Attribution d'un <text:span text:style-name="T1">niveau de risque</text:span> (Faible, Moyen, Élevé) à chaque nouveau client/dossier, basé sur des critères prédéfinis (géographie, type d'activité, nature de la transaction).</text:p>
              </table:table-cell>
            </table:table-row>
            <table:table-row>
              <table:table-cell table:style-name="Tableau10.A1" office:value-type="string">
                <text:p text:style-name="P7">Screening Sanctions/PEP</text:p>
              </table:table-cell>
              <table:table-cell table:style-name="Tableau10.A1" office:value-type="string">
                <text:p text:style-name="Table_20_Contents">Intégration ou accès à des bases de données externes pour : 1. Vérifier si le client ou une partie liée est sur une <text:span text:style-name="T1">liste de sanctions</text:span> internationales (ex: OFAC, UE). 2. Identifier si le client est une <text:span text:style-name="T1">Personne Politiquement Exposée (PPE/PEP)</text:span>, nécessitant une vigilance renforcée.</text:p>
              </table:table-cell>
            </table:table-row>
            <text:soft-page-break/>
            <table:table-row>
              <table:table-cell table:style-name="Tableau10.A1" office:value-type="string">
                <text:p text:style-name="P7">Vigilance Constante et Surveillance</text:p>
              </table:table-cell>
              <table:table-cell table:style-name="Tableau10.A1" office:value-type="string">
                <text:p text:style-name="Table_20_Contents">Fonctionnalité permettant de déclencher une <text:span text:style-name="T1">revue périodique</text:span> automatique des dossiers/clients classés à risque Moyen ou Élevé.</text:p>
              </table:table-cell>
            </table:table-row>
            <table:table-row>
              <table:table-cell table:style-name="Tableau10.A1" office:value-type="string">
                <text:p text:style-name="P7">Gestion des Alertes et Déclarations</text:p>
              </table:table-cell>
              <table:table-cell table:style-name="Tableau10.A1" office:value-type="string">
                <text:p text:style-name="Table_20_Contents">Outil pour consigner, tracer et gérer les <text:span text:style-name="T1">suspicion</text:span> (signaux d'alerte). Doit permettre la création d'un rapport formalisé et sécurisé, prêt à être transmis à l'autorité compétente (ex: TRACFIN en France).</text:p>
              </table:table-cell>
            </table:table-row>
            <table:table-row>
              <table:table-cell table:style-name="Tableau10.A1" office:value-type="string">
                <text:p text:style-name="P7">Historique et Audit AML</text:p>
              </table:table-cell>
              <table:table-cell table:style-name="Tableau10.A1" office:value-type="string">
                <text:p text:style-name="Table_20_Contents">Enregistrement inaltérable de toutes les vérifications effectuées, des décisions prises concernant le niveau de risque, et des alertes générées, pour répondre aux <text:span text:style-name="T1">exigences d'audit</text:span> des régulateurs.</text:p>
              </table:table-cell>
            </table:table-row>
            <table:table-row>
              <table:table-cell table:style-name="Tableau10.A1" office:value-type="string">
                <text:p text:style-name="P7">Formation et Documentation</text:p>
              </table:table-cell>
              <table:table-cell table:style-name="Tableau10.A1" office:value-type="string">
                <text:p text:style-name="Table_20_Contents">Module pour suivre la formation AML obligatoire des avocats et stocker les politiques internes de LCB/FT du cabinet.</text:p>
              </table:table-cell>
            </table:table-row>
          </table:table>
          <text:p text:style-name="P5">Exporter vers Sheets</text:p>
          <text:p text:style-name="Horizontal_20_Line"/>
          <text:h text:style-name="Heading_20_3" text:outline-level="3">Exigences Spécifiques au Module AML</text:h>
          <text:list xml:id="list1638850214792393681" text:style-name="L4">
            <text:list-item>
              <text:p text:style-name="P4"><text:span text:style-name="T1">Sécurité des Données KYC</text:span> : Les données d'identification (copies de passeports, Kbis) doivent être stockées avec un niveau de sécurité maximal et soumises aux politiques de conservation/destruction légales.</text:p>
            </text:list-item>
            <text:list-item>
              <text:p text:style-name="P4"><text:span text:style-name="T1">Mise à Jour des Listes</text:span> : Le système doit pouvoir s'intégrer ou s'adapter aux <text:span text:style-name="T1">mises à jour régulières</text:span> des listes de sanctions et des critères PEP.</text:p>
            </text:list-item>
          </text:list>
          <text:p text:style-name="Text_20_body">Cet ajout garantit que votre application ne se contente pas de gérer les dossiers, mais agit également comme un outil essentiel de <text:span text:style-name="T1">gouvernance et de gestion des risques réglementaires</text:span>.</text:p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M3S</meta:editing-duration>
    <meta:editing-cycles>3</meta:editing-cycles>
    <meta:generator>OpenOffice/4.1.15$Win32 OpenOffice.org_project/4115m2$Build-9813</meta:generator>
    <dc:date>2025-10-02T22:14:18.45</dc:date>
    <meta:document-statistic meta:table-count="10" meta:image-count="0" meta:object-count="0" meta:page-count="5" meta:paragraph-count="160" meta:word-count="1199" meta:character-count="8609"/>
    <dc:creator>adam </dc:creator>
    <meta:user-defined meta:name="Info 1"/>
    <meta:user-defined meta:name="Info 2"/>
    <meta:user-defined meta:name="Info 3"/>
    <meta:user-defined meta:name="Info 4"/>
  </office:meta>
</office:document-meta>
</file>